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margin-top="0pt" fo:margin-bottom="0pt" fo:text-indent="0pt"/>
    </style:style>
    <style:style style:name="p4" style:family="paragraph">
      <style:paragraph-properties fo:text-align="left" fo:margin-top="0pt" fo:margin-bottom="0pt" fo:text-indent="0pt"/>
    </style:style>
  </office:automatic-styles>
  <office:body>
    <office:text>
      <text:p text:style-name="p3"><text:span text:style-name="c0">Search</text:span></text:p>
      <text:p text:style-name="p3"/>
      <text:p text:style-name="p3"><text:span text:style-name="c0">Current Situation</text:span></text:p>
      <text:p text:style-name="p3"><text:span text:style-name="c0">At the moment Bazaar has partially working material search solution which is built on Apache Solr and Django Haystack library. Due the time constraints of the summer project, the search functionality was not finished and lacks some of the required functionality. In this document these missing features are listed and guidelines given to continue the development. </text:span></text:p>
      <text:p text:style-name="p3"/>
      <text:p text:style-name="p3"><text:span text:style-name="c0">Required Functionality</text:span></text:p>
      <text:p text:style-name="p3"><text:span text:style-name="c0">The search function should be able to search a content based on</text:span></text:p>
      <text:p text:style-name="p3"><text:span text:style-name="c0">- title</text:span></text:p>
      <text:p text:style-name="p3"><text:span text:style-name="c0">- description</text:span></text:p>
      <text:p text:style-name="p3"><text:span text:style-name="c0">- subject </text:span></text:p>
      <text:p text:style-name="p3"><text:span text:style-name="c0">- product type</text:span></text:p>
      <text:p text:style-name="p3"><text:span text:style-name="c0">- product format</text:span></text:p>
      <text:p text:style-name="p3"><text:span text:style-name="c0">- age/grade levels</text:span></text:p>
      <text:p text:style-name="p3"><text:span text:style-name="c0">- price</text:span></text:p>
      <text:p text:style-name="p3"><text:span text:style-name="c0">- tags</text:span></text:p>
      <text:p text:style-name="p3"/>
      <text:p text:style-name="p3"><text:span text:style-name="c0">Title, description and tags rely on user input to search field while the other search parameters can be obtained from search refined from UI.</text:span></text:p>
      <text:p text:style-name="p3"/>
      <text:p text:style-name="p3"/>
      <text:p text:style-name="p3"><text:span text:style-name="c0">Missing features</text:span></text:p>
      <text:p text:style-name="p3"><text:span text:style-name="c0">During the writing of this document (26.8.2014) the search supports search based on title, description and price. All the other fields are unimplemented at the moment.</text:span></text:p>
      <text:p text:style-name="p3"/>
      <text:p text:style-name="p3"><text:span text:style-name="c0">Solr</text:span></text:p>
      <text:p text:style-name="p3"><text:span text:style-name="c0">Apache Solr is the search engine which provides the basic search funtionalities to the Django throught the Haystack library. Therefore a server requires installing of the Solr. Good guide for that can be found at https://www.digitalocean.com/community/tutorials/how-to-install-solr-on-ubuntu-14-04 </text:span></text:p>
      <text:p text:style-name="p3"/>
      <text:p text:style-name="p3"><text:span text:style-name="c0">We installed Solr based on guide’s manual instructions and used Jetty as an intermediate server. To get Solr working the name of the core had to be changed to collection1 in Solr’s admin panel.</text:span></text:p>
      <text:p text:style-name="p3"/>
      <text:p text:style-name="p3"><text:span text:style-name="c0">Haystack</text:span></text:p>
      <text:p text:style-name="p3"><text:span text:style-name="c0">Haystack is a Django library which provides the search indexing, search functionality etc. using Solr. Haystack documentation can be found at http://django-haystack.readthedocs.org/en/latest/index.html#reference and is recommended reading before delving further into development.</text:span></text:p>
      <text:p text:style-name="p3"/>
      <text:p text:style-name="p3"><text:span text:style-name="c0">Haystack provides filters, narrowing &amp; other relevant functionalities. At the moment, the search query is built on search/forms.py file in the search function. Parameters from the frontend are passed to this function in json-format following the format:</text:span></text:p>
      <text:p text:style-name="p3"/>
      <text:p text:style-name="p3"><text:span text:style-name="c0">{</text:span></text:p>
      <text:p text:style-name="p1"><text:span text:style-name="c0">
          <text:s text:c="3"/>"selectedSubjects":[</text:span></text:p>
      <text:p text:style-name="p1"><text:span text:style-name="c0">
          <text:s text:c="6"/>"biology",</text:span></text:p>
      <text:p text:style-name="p1"><text:span text:style-name="c0">
          <text:s text:c="6"/>"chemistry",</text:span></text:p>
      <text:p text:style-name="p1"><text:span text:style-name="c0">
          <text:s text:c="6"/>"environmental-studies"</text:span></text:p>
      <text:p text:style-name="p1"><text:span text:style-name="c0">
          <text:s text:c="3"/>],</text:span></text:p>
      <text:p text:style-name="p1"><text:span text:style-name="c0">
          <text:s text:c="3"/>"selectedTechnology":[</text:span></text:p>
      <text:p text:style-name="p1"><text:span text:style-name="c0">
          <text:s text:c="6"/>"executable",</text:span></text:p>
      <text:p text:style-name="p1"><text:span text:style-name="c0">
          <text:s text:c="6"/>"photo"</text:span></text:p>
      <text:p text:style-name="p1"><text:span text:style-name="c0">
          <text:s text:c="3"/>],</text:span></text:p>
      <text:p text:style-name="p1"><text:span text:style-name="c0">
          <text:s text:c="3"/>"selectedGrade":[</text:span></text:p>
      <text:p text:style-name="p1"><text:span text:style-name="c0">
          <text:s text:c="6"/>"pre-school",</text:span></text:p>
      <text:p text:style-name="p1"><text:span text:style-name="c0">
          <text:s text:c="6"/>"1",</text:span></text:p>
      <text:p text:style-name="p1"><text:span text:style-name="c0">
          <text:s text:c="6"/>"2"</text:span></text:p>
      <text:p text:style-name="p1"><text:span text:style-name="c0">
          <text:s text:c="3"/>],</text:span></text:p>
      <text:p text:style-name="p1"><text:span text:style-name="c0">
          <text:s text:c="3"/>"selectedPrice":{</text:span></text:p>
      <text:p text:style-name="p1"><text:span text:style-name="c0">
          <text:s text:c="6"/>"max":90,</text:span></text:p>
      <text:p text:style-name="p1"><text:span text:style-name="c0">
          <text:s text:c="6"/>"free":false,</text:span></text:p>
      <text:p text:style-name="p1"><text:span text:style-name="c0">
          <text:s text:c="6"/>"min":15</text:span></text:p>
      <text:p text:style-name="p1"><text:span text:style-name="c0">
          <text:s text:c="3"/>},</text:span></text:p>
      <text:p text:style-name="p1"><text:span text:style-name="c0">
          <text:s text:c="3"/>"selectedType":[</text:span></text:p>
      <text:p text:style-name="p1"><text:span text:style-name="c0">
          <text:s text:c="6"/>"exercise_book",</text:span></text:p>
      <text:p text:style-name="p1"><text:span text:style-name="c0">
          <text:s text:c="6"/>"teachers_material"</text:span></text:p>
      <text:p text:style-name="p1"><text:span text:style-name="c0">
          <text:s text:c="3"/>]</text:span></text:p>
      <text:p text:style-name="p1"><text:span text:style-name="c0">}</text:span></text:p>
      <text:p text:style-name="p1"/>
      <text:p text:style-name="p1"><text:span text:style-name="c0">To extend the search, one has to edit the search_indexes.py which basically tells the data which is to be indexed for the search engine and is therefore usable during search. For example, Tags should be added here, as well as other missing information.</text:span></text:p>
      <text:p text:style-name="p3"/>
      <text:p text:style-name="p3"><text:span text:style-name="c0">Keeping index fresh</text:span></text:p>
      <text:p text:style-name="p4"><text:span text:style-name="c0">To keep the search functioning, one has to index the new materials regularly. Haystack documentation describes several ways to do this. On the demo server, we simply made a Cron-job to run command ./manage.py update_index hourly. This command indexes the materials and makes them searchable through UI. It uses the search_indexes.py file’s code to create the required indexes.</text:span></text:p>
    </office:text>
  </office:body>
</office:document-content>
</file>